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roid Sans1" svg:font-family="'Droid Sans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2" svg:font-family="'DejaVu Sans Mono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4">
      <style:text-properties officeooo:paragraph-rsid="000c200d"/>
    </style:style>
    <style:style style:name="P2" style:family="paragraph" style:parent-style-name="Heading_20_3">
      <style:text-properties officeooo:paragraph-rsid="0014ff6f"/>
    </style:style>
    <style:style style:name="P3" style:family="paragraph" style:parent-style-name="Heading_20_3">
      <style:text-properties officeooo:paragraph-rsid="001cc771"/>
    </style:style>
    <style:style style:name="P4" style:family="paragraph" style:parent-style-name="Heading_20_3">
      <style:text-properties officeooo:paragraph-rsid="001f9c87"/>
    </style:style>
    <style:style style:name="P5" style:family="paragraph" style:parent-style-name="Heading_20_3">
      <style:text-properties officeooo:paragraph-rsid="00243c25"/>
    </style:style>
    <style:style style:name="P6" style:family="paragraph" style:parent-style-name="Heading_20_3">
      <style:text-properties officeooo:paragraph-rsid="0025700c"/>
    </style:style>
    <style:style style:name="P7" style:family="paragraph" style:parent-style-name="List_20_Paragraph">
      <style:text-properties officeooo:paragraph-rsid="000c200d"/>
    </style:style>
    <style:style style:name="P8" style:family="paragraph" style:parent-style-name="Standard">
      <style:paragraph-properties fo:line-height="100%"/>
      <style:text-properties style:font-name="Times New Roman" fo:font-size="11pt" fo:language="en" fo:country="GB" style:font-size-asian="11pt" style:language-asian="zh" style:country-asian="CN" style:font-name-complex="Times New Roman1" style:font-size-complex="11pt" style:language-complex="hi" style:country-complex="IN"/>
    </style:style>
    <style:style style:name="P9" style:family="paragraph" style:parent-style-name="Standard">
      <style:paragraph-properties fo:line-height="100%"/>
      <style:text-properties style:font-name="Times New Roman" fo:font-size="11pt" fo:language="en" fo:country="GB" officeooo:paragraph-rsid="001e8c98" style:font-size-asian="11pt" style:language-asian="zh" style:country-asian="CN" style:font-name-complex="Times New Roman1" style:font-size-complex="11pt" style:language-complex="hi" style:country-complex="IN"/>
    </style:style>
    <style:style style:name="P10" style:family="paragraph" style:parent-style-name="Standard">
      <style:paragraph-properties fo:line-height="100%"/>
      <style:text-properties style:font-name="Times New Roman" fo:font-size="11pt" fo:language="en" fo:country="GB" officeooo:rsid="0010e48a" style:font-size-asian="11pt" style:language-asian="zh" style:country-asian="CN" style:font-name-complex="Times New Roman1" style:font-size-complex="11pt" style:language-complex="hi" style:country-complex="IN"/>
    </style:style>
    <style:style style:name="P11" style:family="paragraph" style:parent-style-name="Standard">
      <style:paragraph-properties fo:line-height="100%"/>
      <style:text-properties style:font-name="Times New Roman" fo:font-size="11pt" fo:language="en" fo:country="GB" officeooo:rsid="0010e48a" officeooo:paragraph-rsid="0010e48a" style:font-size-asian="11pt" style:language-asian="zh" style:country-asian="CN" style:font-name-complex="Times New Roman1" style:font-size-complex="11pt" style:language-complex="hi" style:country-complex="IN"/>
    </style:style>
    <style:style style:name="P12" style:family="paragraph" style:parent-style-name="Standard">
      <style:paragraph-properties fo:line-height="100%"/>
      <style:text-properties style:font-name="Times New Roman" fo:font-size="11pt" fo:language="en" fo:country="GB" officeooo:rsid="00113b1d" officeooo:paragraph-rsid="00113b1d" style:font-size-asian="11pt" style:language-asian="zh" style:country-asian="CN" style:font-name-complex="Times New Roman1" style:font-size-complex="11pt" style:language-complex="hi" style:country-complex="IN"/>
    </style:style>
    <style:style style:name="P13" style:family="paragraph" style:parent-style-name="Standard">
      <style:paragraph-properties fo:line-height="100%"/>
      <style:text-properties style:font-name="Times New Roman" fo:font-size="11pt" fo:language="en" fo:country="GB" officeooo:rsid="00188e98" officeooo:paragraph-rsid="00188e98" style:font-size-asian="11pt" style:language-asian="zh" style:country-asian="CN" style:font-name-complex="Times New Roman1" style:font-size-complex="11pt" style:language-complex="hi" style:country-complex="IN"/>
    </style:style>
    <style:style style:name="P14" style:family="paragraph" style:parent-style-name="Standard">
      <style:paragraph-properties fo:line-height="100%"/>
      <style:text-properties style:font-name="Times New Roman" fo:font-size="11pt" fo:language="en" fo:country="GB" officeooo:rsid="001af3dd" style:font-size-asian="11pt" style:language-asian="zh" style:country-asian="CN" style:font-name-complex="Times New Roman1" style:font-size-complex="11pt" style:language-complex="hi" style:country-complex="IN"/>
    </style:style>
    <style:style style:name="P15" style:family="paragraph" style:parent-style-name="Standard">
      <style:paragraph-properties fo:line-height="100%"/>
      <style:text-properties style:font-name="Times New Roman" fo:font-size="11pt" fo:language="en" fo:country="GB" officeooo:rsid="001af3dd" officeooo:paragraph-rsid="001af3dd" style:font-size-asian="11pt" style:language-asian="zh" style:country-asian="CN" style:font-name-complex="Times New Roman1" style:font-size-complex="11pt" style:language-complex="hi" style:country-complex="IN"/>
    </style:style>
    <style:style style:name="P16" style:family="paragraph" style:parent-style-name="Standard">
      <style:paragraph-properties fo:line-height="100%"/>
      <style:text-properties style:font-name="Times New Roman" fo:font-size="11pt" fo:language="en" fo:country="GB" officeooo:rsid="001e8c98" officeooo:paragraph-rsid="001e8c98" style:font-size-asian="11pt" style:language-asian="zh" style:country-asian="CN" style:font-name-complex="Times New Roman1" style:font-size-complex="11pt" style:language-complex="hi" style:country-complex="IN"/>
    </style:style>
    <style:style style:name="P17" style:family="paragraph" style:parent-style-name="Standard">
      <style:paragraph-properties fo:line-height="100%"/>
      <style:text-properties style:font-name="Times New Roman" fo:font-size="11pt" fo:language="en" fo:country="GB" officeooo:rsid="001fc64b" style:font-size-asian="11pt" style:language-asian="zh" style:country-asian="CN" style:font-name-complex="Times New Roman1" style:font-size-complex="11pt" style:language-complex="hi" style:country-complex="IN"/>
    </style:style>
    <style:style style:name="P18" style:family="paragraph" style:parent-style-name="Standard">
      <style:paragraph-properties fo:line-height="100%"/>
      <style:text-properties style:font-name="Times New Roman" fo:font-size="11pt" fo:language="en" fo:country="GB" officeooo:rsid="001fc64b" officeooo:paragraph-rsid="001fc64b" style:font-size-asian="11pt" style:language-asian="zh" style:country-asian="CN" style:font-name-complex="Times New Roman1" style:font-size-complex="11pt" style:language-complex="hi" style:country-complex="IN"/>
    </style:style>
    <style:style style:name="P19" style:family="paragraph" style:parent-style-name="Standard">
      <style:paragraph-properties fo:line-height="100%"/>
      <style:text-properties style:font-name="Times New Roman" fo:font-size="11pt" fo:language="en" fo:country="GB" officeooo:rsid="0025be74" style:font-size-asian="11pt" style:language-asian="zh" style:country-asian="CN" style:font-name-complex="Times New Roman1" style:font-size-complex="11pt" style:language-complex="hi" style:country-complex="IN"/>
    </style:style>
    <style:style style:name="P20" style:family="paragraph" style:parent-style-name="Standard">
      <style:paragraph-properties fo:line-height="100%"/>
      <style:text-properties style:font-name="Times New Roman" fo:font-size="11pt" fo:language="en" fo:country="GB" officeooo:rsid="002602fd" officeooo:paragraph-rsid="002602fd" style:font-size-asian="11pt" style:language-asian="zh" style:country-asian="CN" style:font-name-complex="Times New Roman1" style:font-size-complex="11pt" style:language-complex="hi" style:country-complex="IN"/>
    </style:style>
    <style:style style:name="P21" style:family="paragraph" style:parent-style-name="Standard">
      <style:paragraph-properties fo:line-height="100%"/>
      <style:text-properties fo:language="en" fo:country="GB" style:language-asian="zh" style:country-asian="CN" style:language-complex="hi" style:country-complex="IN"/>
    </style:style>
    <style:style style:name="P22" style:family="paragraph" style:parent-style-name="Standard">
      <style:paragraph-properties fo:margin-left="1.244cm" fo:margin-right="0cm" fo:line-height="100%" fo:text-indent="0cm" style:auto-text-indent="false"/>
      <style:text-properties style:font-name="Times New Roman" fo:font-size="11pt" fo:language="en" fo:country="GB" officeooo:rsid="0014ff6f" officeooo:paragraph-rsid="0014ff6f" style:font-size-asian="11pt" style:language-asian="zh" style:country-asian="CN" style:font-name-complex="Times New Roman1" style:font-size-complex="11pt" style:language-complex="hi" style:country-complex="IN"/>
    </style:style>
    <style:style style:name="P23" style:family="paragraph" style:parent-style-name="Standard">
      <style:paragraph-properties fo:margin-left="1.244cm" fo:margin-right="0cm" fo:line-height="100%" fo:text-indent="0cm" style:auto-text-indent="false"/>
      <style:text-properties style:font-name="Times New Roman" fo:font-size="11pt" fo:language="en" fo:country="GB" style:font-size-asian="11pt" style:language-asian="zh" style:country-asian="CN" style:font-name-complex="Times New Roman1" style:font-size-complex="11pt" style:language-complex="hi" style:country-complex="IN"/>
    </style:style>
    <style:style style:name="P24" style:family="paragraph" style:parent-style-name="Standard">
      <style:paragraph-properties fo:margin-left="1.244cm" fo:margin-right="0cm" fo:line-height="100%" fo:text-indent="0cm" style:auto-text-indent="false"/>
      <style:text-properties style:font-name="Times New Roman" fo:font-size="11pt" fo:language="en" fo:country="GB" officeooo:rsid="00155722" officeooo:paragraph-rsid="00155722" style:font-size-asian="11pt" style:language-asian="zh" style:country-asian="CN" style:font-name-complex="Times New Roman1" style:font-size-complex="11pt" style:language-complex="hi" style:country-complex="IN"/>
    </style:style>
    <style:style style:name="P25" style:family="paragraph" style:parent-style-name="Standard">
      <style:paragraph-properties fo:margin-left="0cm" fo:margin-right="0cm" fo:line-height="100%" fo:text-indent="1.251cm" style:auto-text-indent="false"/>
      <style:text-properties style:font-name="Times New Roman" fo:font-size="11pt" fo:language="en" fo:country="GB" officeooo:rsid="0017f4fe" officeooo:paragraph-rsid="0017f4fe" style:font-size-asian="11pt" style:language-asian="zh" style:country-asian="CN" style:font-name-complex="Times New Roman1" style:font-size-complex="11pt" style:language-complex="hi" style:country-complex="IN"/>
    </style:style>
    <style:style style:name="P26" style:family="paragraph" style:parent-style-name="Heading_20_3">
      <style:text-properties fo:language="en" fo:country="GB" style:language-asian="zh" style:country-asian="CN" style:language-complex="hi" style:country-complex="IN"/>
    </style:style>
    <style:style style:name="P27" style:family="paragraph" style:parent-style-name="Heading_20_3">
      <style:text-properties fo:language="en" fo:country="GB" officeooo:rsid="000c29ae" officeooo:paragraph-rsid="000c29ae" style:language-asian="zh" style:country-asian="CN" style:language-complex="hi" style:country-complex="IN"/>
    </style:style>
    <style:style style:name="P28" style:family="paragraph" style:parent-style-name="Heading_20_1">
      <style:text-properties fo:language="en" fo:country="GB" officeooo:rsid="000adfcd" officeooo:paragraph-rsid="000adfcd" style:language-asian="zh" style:country-asian="CN" style:language-complex="hi" style:country-complex="IN"/>
    </style:style>
    <style:style style:name="P29" style:family="paragraph" style:parent-style-name="Heading_20_1">
      <style:text-properties fo:language="en" fo:country="GB" officeooo:rsid="000fc2d6" officeooo:paragraph-rsid="000fc2d6" style:language-asian="zh" style:country-asian="CN" style:language-complex="hi" style:country-complex="IN"/>
    </style:style>
    <style:style style:name="P30" style:family="paragraph" style:parent-style-name="Title" style:master-page-name="Standard">
      <style:paragraph-properties style:page-number="auto"/>
      <style:text-properties fo:language="en" fo:country="GB" style:language-asian="zh" style:country-asian="CN" style:language-complex="hi" style:country-complex="IN"/>
    </style:style>
    <style:style style:name="P31" style:family="paragraph" style:parent-style-name="List_20_Paragraph" style:list-style-name="WWNum6">
      <style:paragraph-properties fo:line-height="100%"/>
      <style:text-properties style:font-name="Times New Roman" fo:font-size="11pt" fo:language="en" fo:country="GB" style:font-size-asian="11pt" style:language-asian="zh" style:country-asian="CN" style:font-name-complex="Times New Roman1" style:font-size-complex="11pt" style:language-complex="hi" style:country-complex="IN"/>
    </style:style>
    <style:style style:name="P32" style:family="paragraph" style:parent-style-name="List_20_Paragraph">
      <style:text-properties fo:language="en" fo:country="GB" officeooo:rsid="0014ff6f" officeooo:paragraph-rsid="0014ff6f" style:language-asian="zh" style:country-asian="CN" style:language-complex="hi" style:country-complex="IN"/>
    </style:style>
    <style:style style:name="T1" style:family="text">
      <style:text-properties fo:color="#c00000"/>
    </style:style>
    <style:style style:name="T2" style:family="text">
      <style:text-properties fo:color="#4f81bd" fo:font-style="normal" officeooo:rsid="0025700c" style:font-style-asian="normal" style:font-style-complex="normal"/>
    </style:style>
    <style:style style:name="T3" style:family="text">
      <style:text-properties fo:color="#4f81bd" fo:language="en" fo:country="GB" fo:font-style="normal" officeooo:rsid="0025700c" style:language-asian="zh" style:country-asian="CN" style:font-style-asian="normal" style:language-complex="hi" style:country-complex="IN" style:font-style-complex="normal"/>
    </style:style>
    <style:style style:name="T4" style:family="text">
      <style:text-properties officeooo:rsid="0009ee9b"/>
    </style:style>
    <style:style style:name="T5" style:family="text">
      <style:text-properties officeooo:rsid="000c200d"/>
    </style:style>
    <style:style style:name="T6" style:family="text">
      <style:text-properties officeooo:rsid="000e0369"/>
    </style:style>
    <style:style style:name="T7" style:family="text">
      <style:text-properties officeooo:rsid="0012b0db"/>
    </style:style>
    <style:style style:name="T8" style:family="text">
      <style:text-properties officeooo:rsid="00135b09"/>
    </style:style>
    <style:style style:name="T9" style:family="text">
      <style:text-properties officeooo:rsid="0014ff6f"/>
    </style:style>
    <style:style style:name="T10" style:family="text">
      <style:text-properties officeooo:rsid="00170d9e"/>
    </style:style>
    <style:style style:name="T11" style:family="text">
      <style:text-properties officeooo:rsid="0017f4fe"/>
    </style:style>
    <style:style style:name="T12" style:family="text">
      <style:text-properties officeooo:rsid="00194413"/>
    </style:style>
    <style:style style:name="T13" style:family="text">
      <style:text-properties officeooo:rsid="001b8910"/>
    </style:style>
    <style:style style:name="T14" style:family="text">
      <style:text-properties officeooo:rsid="001f9c87"/>
    </style:style>
    <style:style style:name="T15" style:family="text">
      <style:text-properties officeooo:rsid="00228174"/>
    </style:style>
    <style:style style:name="T16" style:family="text">
      <style:text-properties officeooo:rsid="00243c25"/>
    </style:style>
    <style:style style:name="T17" style:family="text">
      <style:text-properties fo:language="en" fo:country="GB" style:language-asian="zh" style:country-asian="CN" style:language-complex="hi" style:country-complex="IN"/>
    </style:style>
    <style:style style:name="T18" style:family="text">
      <style:text-properties fo:language="en" fo:country="GB" officeooo:rsid="000c200d" style:language-asian="zh" style:country-asian="CN" style:language-complex="hi" style:country-complex="IN"/>
    </style:style>
    <style:style style:name="T19" style:family="text">
      <style:text-properties fo:language="en" fo:country="GB" officeooo:rsid="0014ff6f" style:language-asian="zh" style:country-asian="CN" style:language-complex="hi" style:country-complex="IN"/>
    </style:style>
    <style:style style:name="T20" style:family="text">
      <style:text-properties fo:language="en" fo:country="GB" officeooo:rsid="0017f4fe" style:language-asian="zh" style:country-asian="CN" style:language-complex="hi" style:country-complex="IN"/>
    </style:style>
    <style:style style:name="T21" style:family="text">
      <style:text-properties fo:language="en" fo:country="GB" officeooo:rsid="00194413" style:language-asian="zh" style:country-asian="CN" style:language-complex="hi" style:country-complex="IN"/>
    </style:style>
    <style:style style:name="T22" style:family="text">
      <style:text-properties fo:language="en" fo:country="GB" officeooo:rsid="00228174" style:language-asian="zh" style:country-asian="CN" style:language-complex="hi" style:country-complex="IN"/>
    </style:style>
    <style:style style:name="T23" style:family="text">
      <style:text-properties fo:language="en" fo:country="GB" officeooo:rsid="001f9c87" style:language-asian="zh" style:country-asian="CN" style:language-complex="hi" style:country-complex="IN"/>
    </style:style>
    <style:style style:name="T24" style:family="text">
      <style:text-properties fo:language="en" fo:country="GB" officeooo:rsid="00243c25" style:language-asian="zh" style:country-asian="CN" style:language-complex="hi" style:country-complex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4">Handling</text:span> Pal<text:span text:style-name="T1">MA</text:span></text:p>
      <text:h text:style-name="P28" text:outline-level="1">Overview</text:h>
      <text:p text:style-name="P8"/>
      <text:h text:style-name="P26" text:outline-level="3">Login</text:h>
      <text:h text:style-name="P26" text:outline-level="3">Team-Monitor</text:h>
      <text:h text:style-name="Heading_20_4" text:outline-level="4"><text:span text:style-name="Subtle_20_Emphasis"><text:span text:style-name="T17">Chose </text:span></text:span><text:span text:style-name="Subtle_20_Emphasis"><text:span text:style-name="T18">Section</text:span></text:span></text:h>
      <text:p text:style-name="P7"><text:span text:style-name="Emphasis"><text:span text:style-name="T18">Control</text:span></text:span></text:p>
      <text:p text:style-name="List_20_Paragraph"><text:span text:style-name="Emphasis"><text:span text:style-name="T18">Advanced</text:span></text:span><text:span text:style-name="Emphasis"><text:span text:style-name="T17"> </text:span></text:span><text:span text:style-name="Emphasis"><text:span text:style-name="T18">control</text:span></text:span></text:p>
      <text:h text:style-name="Heading_20_4" text:outline-level="4"><text:span text:style-name="Subtle_20_Emphasis"><text:span text:style-name="T17">URL </text:span></text:span><text:span text:style-name="Subtle_20_Emphasis"><text:span text:style-name="T18">Input</text:span></text:span></text:h>
      <text:h text:style-name="Heading_20_4" text:outline-level="4"><text:span text:style-name="Subtle_20_Emphasis"><text:span text:style-name="T18">File</text:span></text:span><text:span text:style-name="Subtle_20_Emphasis"><text:span text:style-name="T17"> Upload</text:span></text:span></text:h>
      <text:h text:style-name="Heading_20_4" text:outline-level="4"><text:span text:style-name="Subtle_20_Emphasis"><text:span text:style-name="T17">Logout</text:span></text:span></text:h>
      <text:h text:style-name="P1" text:outline-level="4"><text:span text:style-name="Subtle_20_Emphasis"><text:span text:style-name="T18">Connection List</text:span></text:span></text:h>
      <text:h text:style-name="P1" text:outline-level="4"><text:span text:style-name="Subtle_20_Emphasis"><text:span text:style-name="T18">User List</text:span></text:span></text:h>
      <text:h text:style-name="P1" text:outline-level="4"><text:span text:style-name="Subtle_20_Emphasis"><text:span text:style-name="T18">Screen Sharing</text:span></text:span></text:h>
      <text:h text:style-name="P27" text:outline-level="3">Share your Scree<text:span text:style-name="T6">n</text:span></text:h>
      <text:h text:style-name="P29" text:outline-level="1">Content</text:h>
      <text:p text:style-name="P8"/>
      <text:h text:style-name="P26" text:outline-level="3">Login</text:h>
      <text:p text:style-name="P10"/>
      <text:p text:style-name="P11">Login with manually managed user (login.php) or LDAP ID</text:p>
      <text:p text:style-name="P8"/>
      <text:h text:style-name="P26" text:outline-level="3">Team Monitor</text:h>
      <text:p text:style-name="P8"/>
      <text:p text:style-name="P11">The team monitor consists of several components, here the overview gives a brief explanation:</text:p>
      <text:p text:style-name="P8"/>
      <text:h text:style-name="P2" text:outline-level="3"><text:span text:style-name="Subtle_20_Emphasis"><text:span text:style-name="T19">Choose section</text:span></text:span></text:h>
      <text:p text:style-name="P8"/>
      <text:p text:style-name="P12">The selection of the image regions <text:span text:style-name="T7">is realizred</text:span> via <text:span text:style-name="T7">screen</text:span> controls on the <text:span text:style-name="T7">main site</text:span>. It is possible to divide the visible area into several <text:span text:style-name="T8">sections</text:span> [1], [1/2] ...</text:p>
      <text:p text:style-name="P8"/>
      <text:p text:style-name="P32">Control</text:p>
      <text:p text:style-name="P22"><text:soft-page-break/>PalMA is controlled by the arrow icons of the team monitor. Basic functions include moving the screen area after &lt;up&gt;, &lt;down&gt;, &lt;left&gt; and &lt;right&gt;</text:p>
      <text:p text:style-name="P23"/>
      <text:p text:style-name="P32">Advanced Control</text:p>
      <text:p text:style-name="P24">The extended control can be reached via mouse click on the center of the directional pad and offers additional functions for screen control depending on the file type.</text:p>
      <text:list xml:id="list7910239515550598451" text:style-name="WWNum6">
        <text:list-item>
          <text:p text:style-name="P31">&lt;Home&gt;<text:tab/><text:span text:style-name="T10">Top of page</text:span></text:p>
        </text:list-item>
        <text:list-item>
          <text:p text:style-name="P31">&lt;End&gt;<text:tab/><text:tab/><text:span text:style-name="T10">End of page</text:span></text:p>
        </text:list-item>
        <text:list-item>
          <text:p text:style-name="P31">&lt;Vor&gt;<text:tab/><text:tab/><text:span text:style-name="T10">page forward</text:span></text:p>
        </text:list-item>
        <text:list-item>
          <text:p text:style-name="P31">&lt;Zurück&gt;<text:tab/><text:span text:style-name="T10">page backwards</text:span></text:p>
        </text:list-item>
        <text:list-item>
          <text:p text:style-name="P31">&lt;Download&gt;<text:tab/><text:span text:style-name="T10">file download</text:span></text:p>
        </text:list-item>
        <text:list-item>
          <text:p text:style-name="P31">&lt;Zoom&gt;<text:tab/>Zoom In / Zoom Out</text:p>
        </text:list-item>
      </text:list>
      <text:p text:style-name="P25">Unsupported features are hidden.</text:p>
      <text:p text:style-name="P8"/>
      <text:h text:style-name="Heading_20_3" text:outline-level="3"><text:span text:style-name="Subtle_20_Emphasis"><text:span text:style-name="T17">URL </text:span></text:span><text:span text:style-name="Subtle_20_Emphasis"><text:span text:style-name="T20">Input</text:span></text:span></text:h>
      <text:p text:style-name="P8"/>
      <text:p text:style-name="P13">Enter any URL to open it.</text:p>
      <text:p text:style-name="P8"/>
      <text:h text:style-name="Heading_20_3" text:outline-level="3"><text:span text:style-name="Subtle_20_Emphasis"><text:span text:style-name="T21">File</text:span></text:span><text:span text:style-name="Subtle_20_Emphasis"><text:span text:style-name="T17"> Upload</text:span></text:span></text:h>
      <text:p text:style-name="P14"/>
      <text:p text:style-name="P15">If it is not possible to share your screen, you can upload files and open them on the server. It supports various formats:</text:p>
      <text:p text:style-name="P8">gif, png, jpg, pdf, doc(x), ppt(x), xsl(x), odt, odp, ods, txt, html, mpg, mpeg, avi, mp3, mp4</text:p>
      <text:p text:style-name="P8"/>
      <text:h text:style-name="Heading_20_3" text:outline-level="3"><text:span text:style-name="Subtle_20_Emphasis"><text:span text:style-name="T17">Logout</text:span></text:span></text:h>
      <text:p text:style-name="P8"><text:bookmark text:name="_GoBack"/></text:p>
      <text:p text:style-name="P8"><text:span text:style-name="T13">With the top right button you can logoff from PalMA</text:span>. <text:span text:style-name="T13">To avaoid data misuse</text:span>, <text:span text:style-name="T13">please beware of your VNC connection. Close them immediately after no more longer using it.</text:span></text:p>
      <text:p text:style-name="P8"/>
      <text:h text:style-name="P3" text:outline-level="3"><text:span text:style-name="Subtle_20_Emphasis"><text:span text:style-name="T22">Connection list</text:span></text:span></text:h>
      <text:p text:style-name="P8"/>
      <text:p text:style-name="P16">In the connection list all open windows are visible. This can be either an uploaded file, a URL, or a split screen. It is possible to assign the files the areas of (new). In addition, windows can be hidden or deleted showing file.</text:p>
      <text:p text:style-name="P9"/>
      <text:h text:style-name="P4" text:outline-level="3"><text:span text:style-name="Subtle_20_Emphasis"><text:span text:style-name="T23">User list</text:span></text:span></text:h>
      <text:p text:style-name="P17"/>
      <text:p text:style-name="P18">In the user list, all registered users are displayed.</text:p>
      <text:p text:style-name="P8"><text:soft-page-break/></text:p>
      <text:h text:style-name="P5" text:outline-level="3"><text:span text:style-name="Subtle_20_Emphasis"><text:span text:style-name="T24">Screen sharing</text:span></text:span></text:h>
      <text:p text:style-name="P8"><text:s/></text:p>
      <text:p text:style-name="P19">To enable screen sharing you have to download the vnc client and start it locally</text:p>
      <text:p text:style-name="P8"/>
      <text:h text:style-name="P6" text:outline-level="3"><text:span text:style-name="Subtle_20_Emphasis"><text:span text:style-name="T3">Share your screen</text:span></text:span></text:h>
      <text:p text:style-name="P8"/>
      <text:p text:style-name="P20">After downloading the vnc client it must be started. Then connecting to the server (monitor) is possible.</text:p>
      <text:p text:style-name="P8"/>
      <text:p text:style-name="P8"/>
      <text:p text:style-name="P8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roid Sans1" svg:font-family="'Droid Sans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2" svg:font-family="'DejaVu Sans Mono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roid Sans Fallback" style:font-size-asian="11pt" style:language-asian="de" style:country-asian="DE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de" fo:country="DE" style:letter-kerning="true" style:font-name-asian="Droid Sans Fallback" style:font-size-asian="11pt" style:language-asian="de" style:country-asian="DE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style:font-name-asian="Droid Sans" style:font-family-asian="'Droid Sans'" style:font-family-generic-asian="system" style:font-pitch-asian="variable" style:font-size-asian="12pt" style:language-asian="zh" style:country-asian="CN" style:font-name-complex="DejaVu Sans" style:font-family-complex="'DejaVu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Tahoma" style:font-family-complex="Tahoma" style:font-family-generic-complex="system" style:font-pitch-complex="variable" style:font-size-complex="12.5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ahoma" style:font-family-complex="Tahoma" style:font-family-generic-complex="system" style:font-pitch-complex="variable" style:font-size-complex="11.5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Tahoma" style:font-family-complex="Tahoma" style:font-family-generic-complex="system" style:font-pitch-complex="variable" style:font-size-complex="10.5pt" style:font-style-complex="italic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DejaVu Sans Mono" fo:font-family="'DejaVu Sans Mono'" style:font-family-generic="roman" style:font-pitch="variable" fo:font-size="10pt" style:font-size-asian="10pt" style:font-name-complex="DejaVu Sans Mono2" style:font-family-complex="'DejaVu Sans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line-height="100%" fo:text-align="start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Tahoma" style:font-family-complex="Tahoma" style:font-family-generic-complex="system" style:font-pitch-complex="variable" style:font-size-complex="23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Subtitle" style:family="paragraph" style:parent-style-name="Standard" style:next-style-name="Standard" style:default-outline-level="" style:class="chapter">
      <style:paragraph-properties fo:text-align="start" style:justify-single-word="false"/>
      <style:text-properties fo:color="#4f81bd" style:font-name="Cambria" fo:font-family="Cambria" style:font-family-generic="roman" style:font-pitch="variable" fo:letter-spacing="0.026cm" fo:font-style="italic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DejaVu Sans Mono1" fo:font-family="'DejaVu Sans Mono'" style:font-family-generic="modern" style:font-pitch="fixed" style:font-name-asian="Droid Sans1" style:font-family-asian="'Droid Sans'" style:font-family-generic-asian="modern" style:font-pitch-asian="fixed" style:font-name-complex="DejaVu Sans Mono1" style:font-family-complex="'DejaVu Sans Mono'" style:font-family-generic-complex="modern" style:font-pitch-complex="fixed"/>
    </style:style>
    <style:style style:name="Aufzählungszeichen1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el_20_Zchn" style:display-name="Titel Zchn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language-asian="zh" style:country-asian="CN" style:font-name-complex="Tahoma" style:font-family-complex="Tahoma" style:font-family-generic-complex="system" style:font-pitch-complex="variable" style:font-size-complex="23.5pt" style:language-complex="hi" style:country-complex="IN"/>
    </style:style>
    <style:style style:name="Überschrift_20_1_20_Zchn" style:display-name="Überschrift 1 Zchn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language-asian="zh" style:country-asian="CN" style:font-weight-asian="bold" style:font-name-complex="Tahoma" style:font-family-complex="Tahoma" style:font-family-generic-complex="system" style:font-pitch-complex="variable" style:font-size-complex="12.5pt" style:language-complex="hi" style:country-complex="IN" style:font-weight-complex="bold"/>
    </style:style>
    <style:style style:name="Überschrift_20_2_20_Zchn" style:display-name="Überschrift 2 Zchn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language-asian="zh" style:country-asian="CN" style:font-weight-asian="bold" style:font-name-complex="Tahoma" style:font-family-complex="Tahoma" style:font-family-generic-complex="system" style:font-pitch-complex="variable" style:font-size-complex="11.5pt" style:language-complex="hi" style:country-complex="IN" style:font-weight-complex="bold"/>
    </style:style>
    <style:style style:name="Überschrift_20_3_20_Zchn" style:display-name="Überschrift 3 Zchn" style:family="text" style:parent-style-name="Default_20_Paragraph_20_Font">
      <style:text-properties fo:color="#4f81bd" style:font-name="Cambria" fo:font-family="Cambria" style:font-family-generic="roman" style:font-pitch="variable" fo:font-size="12pt" fo:font-weight="bold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0.5pt" style:language-complex="hi" style:country-complex="IN" style:font-weight-complex="bold"/>
    </style:style>
    <style:style style:name="Untertitel_20_Zchn" style:display-name="Untertitel Zchn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size-asian="12pt" style:language-asian="zh" style:country-asian="CN" style:font-style-asian="italic" style:font-name-complex="Tahoma" style:font-family-complex="Tahoma" style:font-family-generic-complex="system" style:font-pitch-complex="variable" style:font-size-complex="10.5pt" style:language-complex="hi" style:country-complex="IN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Überschrift_20_4_20_Zchn" style:display-name="Überschrift 4 Zchn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size-asian="12pt" style:language-asian="zh" style:country-asian="CN" style:font-style-asian="italic" style:font-weight-asian="bold" style:font-name-complex="Tahoma" style:font-family-complex="Tahoma" style:font-family-generic-complex="system" style:font-pitch-complex="variable" style:font-size-complex="10.5pt" style:language-complex="hi" style:country-complex="IN" style:font-style-complex="italic" style:font-weight-complex="bold"/>
    </style:style>
    <style:style style:name="Zitat_20_Zchn" style:display-name="Zitat Zchn" style:family="text" style:parent-style-name="Default_20_Paragraph_20_Font">
      <style:text-properties fo:color="#000000" style:font-name="Liberation Serif" fo:font-family="'Liberation Serif'" style:font-family-generic="roman" style:font-pitch="variable" fo:font-size="12pt" fo:font-style="italic" style:font-name-asian="Droid Sans" style:font-family-asian="'Droid Sans'" style:font-family-generic-asian="system" style:font-pitch-asian="variable" style:font-size-asian="12pt" style:language-asian="zh" style:country-asian="CN" style:font-style-asian="italic" style:font-name-complex="Mangal" style:font-family-complex="Mangal" style:font-family-generic-complex="system" style:font-pitch-complex="variable" style:font-size-complex="10.5pt" style:language-complex="hi" style:country-complex="IN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bview </meta:initial-creator>
    <meta:editing-cycles>236</meta:editing-cycles>
    <meta:creation-date>2014-03-26T13:00:00</meta:creation-date>
    <dc:date>2014-07-08T11:38:15.862000000</dc:date>
    <meta:editing-duration>PT11M33S</meta:editing-duration>
    <meta:generator>LibreOffice/4.2.4.2$Windows_x86 LibreOffice_project/63150712c6d317d27ce2db16eb94c2f3d7b699f8</meta:generator>
    <meta:document-statistic meta:table-count="0" meta:image-count="0" meta:object-count="0" meta:page-count="3" meta:paragraph-count="48" meta:word-count="343" meta:character-count="1965" meta:non-whitespace-character-count="167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